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7283333333333cm" style:use-optimal-column-width="true"/>
    </style:style>
    <style:style style:name="co3" style:family="table-column">
      <style:table-column-properties fo:break-before="auto" style:column-width="2.37066666666667cm" style:use-optimal-column-width="true"/>
    </style:style>
    <style:style style:name="co4" style:family="table-column">
      <style:table-column-properties fo:break-before="auto" style:column-width="5.439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/></text:p>
          </table:table-cell>
          <table:table-cell office:value-type="string" table:style-name="ce1">
            <text:p>Back</text:p>
          </table:table-cell>
          <table:table-cell office:value-type="string" table:style-name="ce1">
            <text:p>Front End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Qui</text:p>
          </table:table-cell>
          <table:table-cell office:value-type="string" table:style-name="ce1">
            <text:p>A fai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1</text:p>
          </table:table-cell>
          <table:table-cell table:number-columns-repeated="3" table:style-name="ce1"/>
          <table:table-cell office:value-type="string" table:style-name="ce3">
            <text:p>Louise : L | Thymeo : T | Cyrielle : C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rint 2</text:p>
          </table:table-cell>
          <table:table-cell office:value-type="string" table:style-name="ce2">
            <text:p>IC : Gerer les redirections des informations permettant d'inscrire un new client dans une BDD / Kdkd,kd,</text:p>
          </table:table-cell>
          <table:table-cell office:value-type="string" table:style-name="ce2">
            <text:p>IC : Vue, affichage du menu d'inscription avec bouton fonctionnel</text:p>
          </table:table-cell>
          <table:table-cell office:value-type="string" table:style-name="ce3">
            <text:p>X</text:p>
          </table:table-cell>
          <table:table-cell office:value-type="string" table:style-name="ce3">
            <text:p>T | T | C</text:p>
          </table:table-cell>
          <table:table-cell office:value-type="string" table:style-name="ce2">
            <text:p>Incription client (IC)<text:s/>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DL : Gerer liste de livres + ajout bouton EMPRUNTER + menu de renseignement de l'emprunteur</text:p>
          </table:table-cell>
          <table:table-cell office:value-type="string" table:style-name="ce1">
            <text:p>DL : Vue, affichage du menu d'emprunt qui enregistre les "livres emprunter" sur leur compte. (Associer le livre a un utilisateur)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 | L | C</text:p>
          </table:table-cell>
          <table:table-cell office:value-type="string" table:style-name="ce2">
            <text:p>Demande livre (DL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3</text:p>
          </table:table-cell>
          <table:table-cell office:value-type="string" table:style-name="ce1">
            <text:p>RL : Gerer liste de livres + ajout bouton RENDRE (Rendre la case Emprunter NULL liberant la place pour de nouveau l'emprunter)</text:p>
          </table:table-cell>
          <table:table-cell office:value-type="string" table:style-name="ce1">
            <text:p>RL : Vue, affichage du menu d'emprunt . (Dissocier le livre <text:s/>de l'utilisateur)</text:p>
          </table:table-cell>
          <table:table-cell office:value-type="string" table:style-name="ce3">
            <text:p>X</text:p>
          </table:table-cell>
          <table:table-cell office:value-type="string" table:style-name="ce3">
            <text:p>T | T | C</text:p>
          </table:table-cell>
          <table:table-cell office:value-type="string" table:style-name="ce2">
            <text:p>Retour Livre (RL)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RN : Gerer liste de livres non rendu a la date determiner. Visible uniquement par le biblio</text:p>
          </table:table-cell>
          <table:table-cell office:value-type="string" table:style-name="ce1">
            <text:p>RN : Vue, affichage du menu des livres non rendu. Affichage nbr de jours de retard + QUI. Vue utilisateu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 | L | C</text:p>
          </table:table-cell>
          <table:table-cell office:value-type="string" table:style-name="ce2">
            <text:p>Recherche emprunt non rendu (RN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4</text:p>
          </table:table-cell>
          <table:table-cell office:value-type="string" table:style-name="ce1">
            <text:p>AS : Gerer la reception des données de saisies pour generer une plannification des saves automatiques</text:p>
          </table:table-cell>
          <table:table-cell office:value-type="string" table:style-name="ce1">
            <text:p>AS : Vue, creation d'affichage pour lancer les saves</text:p>
          </table:table-cell>
          <table:table-cell office:value-type="string" table:style-name="ce4">
            <text:p>Gestion des statitiques, nbr livres, nbr livres emprunter, cb de fois le meme livres…</text:p>
          </table:table-cell>
          <table:table-cell office:value-type="string" table:style-name="ce3">
            <text:p>X | X | C</text:p>
          </table:table-cell>
          <table:table-cell office:value-type="string" table:style-name="ce2">
            <text:p>Automatisation Save (AS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Feuil1.B3:Feuil1.G10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Thymeo</meta:initial-creator>
    <dc:creator>Thymeo</dc:creator>
    <meta:creation-date>2025-09-16T11:31:00Z</meta:creation-date>
    <dc:date>2025-09-16T12:27:05Z</dc:date>
  </office:meta>
</office:document-meta>
</file>